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72de" officeooo:paragraph-rsid="001872de"/>
    </style:style>
    <style:style style:name="P2" style:family="paragraph" style:parent-style-name="Standard">
      <style:text-properties officeooo:rsid="00188d89" officeooo:paragraph-rsid="00188d89"/>
    </style:style>
    <style:style style:name="P3" style:family="paragraph" style:parent-style-name="Standard">
      <style:text-properties officeooo:rsid="00188d89" officeooo:paragraph-rsid="001b5a30"/>
    </style:style>
    <style:style style:name="P4" style:family="paragraph" style:parent-style-name="Standard">
      <style:text-properties officeooo:rsid="00188d89" officeooo:paragraph-rsid="001ccd21"/>
    </style:style>
    <style:style style:name="P5" style:family="paragraph" style:parent-style-name="Standard">
      <style:text-properties officeooo:rsid="001e0826" officeooo:paragraph-rsid="001e0826"/>
    </style:style>
    <style:style style:name="P6" style:family="paragraph" style:parent-style-name="Standard">
      <style:text-properties officeooo:rsid="001e0826" officeooo:paragraph-rsid="001e0826"/>
    </style:style>
    <style:style style:name="P7" style:family="paragraph" style:parent-style-name="Standard">
      <style:text-properties officeooo:rsid="001edee0" officeooo:paragraph-rsid="001edee0"/>
    </style:style>
    <style:style style:name="P8" style:family="paragraph" style:parent-style-name="Standard">
      <style:text-properties officeooo:rsid="00188d89" officeooo:paragraph-rsid="001ccd21"/>
    </style:style>
    <style:style style:name="P9" style:family="paragraph" style:parent-style-name="Standard">
      <style:text-properties officeooo:rsid="00188d89" officeooo:paragraph-rsid="00223710"/>
    </style:style>
    <style:style style:name="P10" style:family="paragraph" style:parent-style-name="Standard">
      <style:text-properties officeooo:paragraph-rsid="00223710"/>
    </style:style>
    <style:style style:name="T1" style:family="text">
      <style:text-properties officeooo:rsid="001b5a30"/>
    </style:style>
    <style:style style:name="T2" style:family="text">
      <style:text-properties officeooo:rsid="001ccd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sjsu.edu/careercenter/students/find-a-job-internship/job-fair-success/index.html" text:style-name="Internet_20_link" text:visited-style-name="Visited_20_Internet_20_Link">http://www.sjsu.edu/careercenter/students/find-a-job-internship/job-fair-success/index.html</text:a></text:p>
      <text:p text:style-name="P1"/>
      <text:p text:style-name="P1"><text:a xlink:type="simple" xlink:href="http://www.sjsu.edu/careercenter/students/find-a-job-internship/research-industries-fields-and-positions/index.html" text:style-name="Internet_20_link" text:visited-style-name="Visited_20_Internet_20_Link">http://www.sjsu.edu/careercenter/students/find-a-job-internship/research-industries-fields-and-positions/index.html</text:a></text:p>
      <text:p text:style-name="P1"/>
      <text:p text:style-name="P2"><text:a xlink:type="simple" xlink:href="http://www.sjsu.edu/careercenter/docs/resume-samples/cover-letters/cover-letter-intern_00.pdf" text:style-name="Internet_20_link" text:visited-style-name="Visited_20_Internet_20_Link">http://www.sjsu.edu/careercenter/docs/resume-samples/cover-letters/cover-letter-intern_00.pdf</text:a></text:p>
      <text:p text:style-name="P2"/>
      <text:p text:style-name="P5"><text:a xlink:type="simple" xlink:href="https://www.mongodb.com/careers/job/808294?t=ircv7l?gh_jid=808294?t=ircv7l" text:style-name="Internet_20_link" text:visited-style-name="Visited_20_Internet_20_Link">https://www.mongodb.com/careers/job/808294?t=ircv7l?gh_jid=808294?t=ircv7l</text:a></text:p>
      <text:p text:style-name="P5"/>
      <text:p text:style-name="P5"><text:a xlink:type="simple" xlink:href="https://careers.secure.force.com/jobs/ts2__Register?jobId=a1k0g000003RR7RAAW&amp;tSource=linkedin" text:style-name="Internet_20_link" text:visited-style-name="Visited_20_Internet_20_Link">https://careers.secure.force.com/jobs/ts2__Register?jobId=a1k0g000003RR7RAAW&amp;tSource=linkedin</text:a></text:p>
      <text:p text:style-name="P5"/>
      <text:p text:style-name="P5"><text:a xlink:type="simple" xlink:href="https://www.google.com/about/careers/applications/u/0/packets/b978743b-bdb5-4abd-84d9-e49f58318d21/form" text:style-name="Internet_20_link" text:visited-style-name="Visited_20_Internet_20_Link">https://www.google.com/about/careers/applications/u/0/packets/b978743b-bdb5-4abd-84d9-e49f58318d21/form</text:a></text:p>
      <text:p text:style-name="P5"/>
      <text:p text:style-name="P5"><text:a xlink:type="simple" xlink:href="https://jobs.lever.co/moogsoft/94556373-f1ba-4fe9-a237-b2cb6bed5bc3/apply" text:style-name="Internet_20_link" text:visited-style-name="Visited_20_Internet_20_Link">https://jobs.lever.co/moogsoft/94556373-f1ba-4fe9-a237-b2cb6bed5bc3/apply</text:a>#</text:p>
      <text:p text:style-name="P5"/>
      <text:p text:style-name="P7">https://www.amazonuniversity.jobs/uploadresume?id=0033600001D8PgtAAF&amp;JobID=560116</text:p>
      <text:p text:style-name="P5"/>
      <text:p text:style-name="P5">https://careers-blackhawknetwork.icims.com/jobs/7612/software-development-intern/job?mode=job&amp;iis=Job+Board&amp;iisn=LinkedIn&amp;mobile=false&amp;width=1025&amp;height=500&amp;bga=true&amp;needsRedirect=false&amp;jan1offset=-480&amp;jun1offset=-420</text:p>
      <text:p text:style-name="P2"/>
      <text:p text:style-name="P3"/>
      <text:p text:style-name="P4">I am currently pursuing MS in Computer Software Engineering from San Jose State University with expected graduation in <text:span text:style-name="T1">December </text:span>201<text:span text:style-name="T1">8</text:span>. I am currently seeking internship for opportunities in Spring 2018/Summer 2018 in areas related to <text:span text:style-name="T2">back-end development, cloud computing.</text:span></text:p>
      <text:p text:style-name="P4"><text:line-break/>I have always been fascinated with the strength of huge amount of data generated every second. This curiosity played as a catalyst in deciding my specialization.<text:line-break/><text:line-break/>I am always eager to learn and have a passion to solve problems. My positive attitude is was keeps me going. I look forward to positive respons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0">You're interested in a company, find a Recruiter from that company on LinkedIn, and decide to send them a personal message. I've been reviewing and responding to hundreds of those (still backlogged) in the last week. Here are some tips and observations. 1) Say Hello (kind of shocking that needs to be said) 2) Don't write "Hi Steve" and wait for me to respond as if we're in a chat room. 3) Message should be four sentences max...not multiple paragraphs or whole resumes. Sentence 1: Greeting and personal reference. Sentences 2 and 3: Highlight of relevant experience/skills (also helpful to reference a particular job opening). Sentence 4: The Ask and closing. But what should you ask the Recruiter for? This is likely your FIRST contact. Don't ask for phone conversations, career advice, resume tips, or other general requests. Almost always dead ends. Ask for one thing: "Can I send you my resume for review via email?" 1) Easy for Recruiter to quickly respond with their email address. 2) Resume can easily be forwarded and shared with other Recruiters. 3) Resume should be loaded into company's tracking system and tagged for future reference. Certainly no guarantees, but best to start simple. Let Recruiters see/shop your resume before you ask for more. Though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8:57:04.691568961</meta:creation-date>
    <meta:editing-duration>P3DT52M39S</meta:editing-duration>
    <meta:editing-cycles>4</meta:editing-cycles>
    <meta:generator>LibreOffice/5.3.1.2$Linux_X86_64 LibreOffice_project/30m0$Build-2</meta:generator>
    <dc:date>2017-09-13T01:46:20.425506431</dc:date>
    <meta:document-statistic meta:table-count="0" meta:image-count="0" meta:object-count="0" meta:page-count="2" meta:paragraph-count="12" meta:word-count="312" meta:character-count="2792" meta:non-whitespace-character-count="2490"/>
  </office:meta>
</office:document-meta>
</file>